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02D10D97C3F01459BAF.png" manifest:media-type="image/png"/>
  <manifest:file-entry manifest:full-path="Pictures/10000201000005960000002CBAD547966481FA43.png" manifest:media-type="image/png"/>
  <manifest:file-entry manifest:full-path="Pictures/1000020100000690000002ECD109220C398BA01A.png" manifest:media-type="image/png"/>
  <manifest:file-entry manifest:full-path="Pictures/10000201000003F0000000F8157D97A2C1EF738D.png" manifest:media-type="image/png"/>
  <manifest:file-entry manifest:full-path="Pictures/10000201000006520000025D63E064875F5B0EB1.png" manifest:media-type="image/png"/>
  <manifest:file-entry manifest:full-path="Pictures/1000020100000647000002725EA58A4564A77B16.png" manifest:media-type="image/png"/>
  <manifest:file-entry manifest:full-path="Pictures/100002010000078000000438D46B0BC27C5F823D.png" manifest:media-type="image/png"/>
  <manifest:file-entry manifest:full-path="Pictures/10000201000006390000025D47485866BE2EF51F.png" manifest:media-type="image/png"/>
  <manifest:file-entry manifest:full-path="Pictures/10000201000006370000025DDB17492C0EF4BB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sFillGradient_20_3" draw:fill-image-name="msFillBitmap_20_1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background-visible="true" presentation:background-objects-visible="true" draw:fill="gradient" draw:fill-gradient-name="msFillGradient_20_4" draw:fill-image-name="msFillBitmap_20_1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 smil:type="fade" smil:subtype="crossfade" smil:fadeColor="#000000"/>
    </style:style>
    <style:style style:name="dp6" style:family="drawing-page">
      <style:drawing-page-properties presentation:background-visible="true" presentation:background-objects-visible="true" draw:fill="gradient" draw:fill-gradient-name="msFillGradient_20_5" draw:fill-image-name="msFillBitmap_20_1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 smil:type="fade" smil:subtype="crossfade" smil:fadeColor="#000000"/>
    </style:style>
    <style:style style:name="dp7" style:family="drawing-page">
      <style:drawing-page-properties presentation:background-visible="true" presentation:background-objects-visible="true" draw:fill="gradient" draw:fill-gradient-name="msFillGradient_20_6" draw:fill-image-name="msFillBitmap_20_1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 smil:type="fade" smil:subtype="crossfade" smil:fadeColor="#000000"/>
    </style:style>
    <style:style style:name="dp8" style:family="drawing-page">
      <style:drawing-page-properties presentation:background-visible="true" presentation:background-objects-visible="true" draw:fill="gradient" draw:fill-gradient-name="msFillGradient_20_7" draw:fill-image-name="msFillBitmap_20_1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 smil:type="fade" smil:subtype="crossfade" smil:fadeColor="#000000"/>
    </style:style>
    <style:style style:name="dp9" style:family="drawing-page">
      <style:drawing-page-properties presentation:background-visible="true" presentation:background-objects-visible="true" draw:fill="gradient" draw:fill-gradient-name="msFillGradient_20_8" draw:fill-image-name="msFillBitmap_20_1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 smil:type="fade" smil:subtype="crossfade" smil:fadeColor="#000000"/>
    </style:style>
    <style:style style:name="dp10" style:family="drawing-page">
      <style:drawing-page-properties presentation:background-visible="true" presentation:background-objects-visible="true" draw:fill="gradient" draw:fill-gradient-name="msFillGradient_20_9" draw:fill-image-name="msFillBitmap_20_1" draw:fill-image-width="4.335cm" draw:fill-image-height="4.335cm" style:repeat="repeat" draw:fill-image-ref-point-x="0%" draw:fill-image-ref-point-y="0%" draw:fill-image-ref-point="top-left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fo:clip="rect(0cm, 0cm, -0.068cm, -0.136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4" style:family="presentation" style:parent-style-name="Title_20_and_20_Content-title" style:list-style-name="L1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1.27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4pt"/>
    </style:style>
    <style:style style:name="P1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4pt"/>
    </style:style>
    <style:style style:name="P19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24pt"/>
    </style:style>
    <style:style style:name="P20" style:family="paragraph">
      <style:paragraph-properties fo:margin-left="1.185cm" fo:margin-right="0cm" fo:margin-top="0.17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4pt"/>
    </style:style>
    <style:style style:name="P22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ffff00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mbria Math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Cambria Math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ffff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 text:space-before="1.271cm" text:min-label-width="0.634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634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 text:space-before="1.271cm" text:min-label-width="0.634cm"/>
        <style:text-properties fo:color="#ffff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634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2.622cm" svg:height="3.813cm" svg:x="1.89cm" svg:y="7.594cm" presentation:class="title" presentation:user-transformed="true">
          <draw:text-box>
            <text:p text:style-name="P1"><text:span text:style-name="T1">Natural Language Processing (NLP)</text:span></text:p>
          </draw:text-box>
        </draw:frame>
        <draw:frame draw:name="Subtitle 2" presentation:style-name="pr2" draw:text-style-name="P4" draw:layer="layout" svg:width="22.622cm" svg:height="3.104cm" svg:x="1.89cm" svg:y="12.206cm" presentation:class="subtitle" presentation:user-transformed="true">
          <draw:text-box>
            <text:p text:style-name="P3"><text:span text:style-name="T2">Lecture 7: Language Model Enhancements</text:span></text:p>
            <text:p text:style-name="P3"><text:span text:style-name="T2">Dr. Muhammad Taimoor Khan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set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Dataset</text:span></text:p>
          </draw:text-box>
        </draw:frame>
        <draw:frame draw:name="Content Placeholder 2" presentation:style-name="pr5" draw:text-style-name="P11" draw:layer="layout" svg:width="30.45cm" svg:height="9.997cm" svg:x="1.89cm" svg:y="6.491cm" presentation:class="outline" presentation:user-transformed="true">
          <draw:text-box>
            <text:p text:style-name="P8"><text:span text:style-name="T4">&lt;s&gt; I am Sam &lt;/s&gt; </text:span><text:span text:style-name="T4"><text:line-break/></text:span><text:span text:style-name="T4">&lt;s&gt; Sam I am &lt;/s&gt; </text:span><text:span text:style-name="T4"><text:line-break/></text:span><text:span text:style-name="T4">&lt;s&gt; I do not like green eggs and beef &lt;/s&gt; </text:span></text:p>
            <text:p text:style-name="P8"><text:span text:style-name="T5"/></text:p>
            <text:list text:style-name="L5">
              <text:list-item>
                <text:p text:style-name="P8"><text:span text:style-name="T5">Calculate the following using Unigram, Bigram and Trigram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2">Probability (correctness) of “&lt;s&gt;I do not like Sam&lt;/s&gt;”</text:span></text:p>
                  </text:list-item>
                  <text:list-item>
                    <text:p text:style-name="P9"><text:span text:style-name="T2">“</text:span><text:span text:style-name="T2">&lt;s&gt; I am like ___ “ Predict the next word</text:span></text:p>
                  </text:list-item>
                </text:list>
              </text:list-item>
            </text:list>
            <text:p text:style-name="P10"><text:span text:style-name="T2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view (Language Models)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Review (Language Models)</text:span></text:p>
          </draw:text-box>
        </draw:frame>
        <draw:frame draw:name="Content Placeholder 2" presentation:style-name="pr5" draw:text-style-name="P11" draw:layer="layout" svg:width="26.704cm" svg:height="9.997cm" svg:x="1.89cm" svg:y="6.491cm" presentation:class="outline" presentation:user-transformed="true">
          <draw:text-box>
            <text:list text:style-name="L5">
              <text:list-item>
                <text:p text:style-name="P12"><text:span text:style-name="T5">Probabilistic Model</text:span></text:p>
              </text:list-item>
              <text:list-item>
                <text:p text:style-name="P12"><text:span text:style-name="T5">Chain Rule</text:span></text:p>
              </text:list-item>
              <text:list-item>
                <text:p text:style-name="P12"><text:span text:style-name="T5">Markov Assumption</text:span></text:p>
              </text:list-item>
              <text:list-item>
                <text:p text:style-name="P12"><text:span text:style-name="T5">N-gram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Unigrams</text:span></text:p>
                  </text:list-item>
                  <text:list-item>
                    <text:p text:style-name="P13"><text:span text:style-name="T2">Bigrams</text:span></text:p>
                  </text:list-item>
                  <text:list-item>
                    <text:p text:style-name="P13"><text:span text:style-name="T2">Trigrams</text:span></text:p>
                  </text:list-item>
                  <text:list-item>
                    <text:p text:style-name="P13"><text:span text:style-name="T2">…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draw:custom-shape draw:name="Rectangle 3" draw:style-name="gr2" draw:text-style-name="P15" draw:layer="layout" svg:width="16.932cm" svg:height="2.537cm" svg:x="15.242cm" svg:y="12.362cm">
          <text:p text:style-name="P14"><text:span text:style-name="T6"/></text:p>
          <text:p text:style-name="P14"><text:span text:style-name="T6">Or expanding it as,</text:span></text:p>
          <text:p text:style-name="P14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6" draw:layer="layout" svg:width="16.932cm" svg:height="4.127cm" svg:x="15.242cm" svg:y="12.362cm">
          <text:p text:style-name="P14"><text:span text:style-name="T7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1. Null Probability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1. Null Probability</text:span></text:p>
          </draw:text-box>
        </draw:frame>
        <draw:frame draw:name="Content Placeholder 2" presentation:style-name="pr5" draw:text-style-name="P11" draw:layer="layout" svg:width="26.704cm" svg:height="9.997cm" svg:x="1.89cm" svg:y="6.491cm" presentation:class="outline" presentation:user-transformed="true">
          <draw:text-box>
            <text:list text:style-name="L5">
              <text:list-item>
                <text:p text:style-name="P12"><text:span text:style-name="T5">Some sequences may be missing the data </text:span></text:p>
              </text:list-item>
              <text:list-item>
                <text:p text:style-name="P12"><text:span text:style-name="T5">It causes zero probability (but their probability may not be zero)</text:span></text:p>
              </text:list-item>
            </text:list>
            <text:p text:style-name="P12"><text:span text:style-name="T5"/></text:p>
            <text:list text:continue-numbering="true" text:style-name="L5">
              <text:list-item>
                <text:p text:style-name="P12"><text:span text:style-name="T5">While predicting we usually avoid 0 or 1 probability</text:span></text:p>
              </text:list-item>
            </text:list>
            <text:p text:style-name="P12"><text:span text:style-name="T5"/></text:p>
            <text:list text:continue-numbering="true" text:style-name="L5">
              <text:list-item>
                <text:p text:style-name="P12"><text:span text:style-name="T5">WHY!!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moothing" draw:style-name="dp3" draw:master-page-name="Title_20_and_20_Content" presentation:presentation-page-layout-name="AL2T11" xml:id="id1" draw:id="id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Smoothing</text:span></text:p>
          </draw:text-box>
        </draw:frame>
        <draw:frame draw:name="Content Placeholder 2" presentation:style-name="pr7" draw:text-style-name="P17" draw:layer="layout" svg:width="28.221cm" svg:height="12.417cm" svg:x="2.032cm" svg:y="5.842cm" presentation:class="outline" presentation:user-transformed="true">
          <draw:text-box>
            <text:list text:style-name="L11">
              <text:list-item>
                <text:p text:style-name="P12"><text:span text:style-name="T8"> </text:span></text:p>
              </text:list-item>
            </text:list>
          </draw:text-box>
        </draw:fram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2. Underflow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2. Underflow</text:span></text:p>
          </draw:text-box>
        </draw:frame>
        <draw:frame draw:name="Content Placeholder 2" presentation:style-name="pr8" draw:text-style-name="P18" draw:layer="layout" svg:width="26.704cm" svg:height="9.997cm" svg:x="1.89cm" svg:y="6.491cm" presentation:class="outline" presentation:user-transformed="true">
          <draw:text-box>
            <text:list text:style-name="L11">
              <text:list-item>
                <text:p text:style-name="P12"><text:span text:style-name="T8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form to log space" draw:style-name="dp4" draw:master-page-name="Title_20_and_20_Content" presentation:presentation-page-layout-name="AL2T11" xml:id="id2" draw:id="id2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Transform to log space</text:span></text:p>
          </draw:text-box>
        </draw:frame>
        <draw:frame draw:name="Content Placeholder 2" presentation:style-name="pr9" draw:text-style-name="P19" draw:layer="layout" svg:width="26.704cm" svg:height="9.997cm" svg:x="1.89cm" svg:y="6.491cm" presentation:class="outline" presentation:user-transformed="true">
          <draw:text-box>
            <text:list text:style-name="L11">
              <text:list-item>
                <text:p text:style-name="P12"><text:span text:style-name="T8"> </text:span></text:p>
              </text:list-item>
            </text:list>
          </draw:text-box>
        </draw:frame>
        <anim:par smil:dur="indefinite" smil:restart="never"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. Disproportionate N-gram Probabilities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3. Disproportionate N-gram Probabilities</text:span></text:p>
          </draw:text-box>
        </draw:frame>
        <draw:frame draw:name="Content Placeholder 2" presentation:style-name="pr10" draw:text-style-name="P11" draw:layer="layout" svg:width="26.704cm" svg:height="9.997cm" svg:x="1.89cm" svg:y="6.491cm" presentation:class="outline" presentation:user-transformed="true">
          <draw:text-box>
            <text:list text:style-name="L5">
              <text:list-item>
                <text:p text:style-name="P12"><text:span text:style-name="T5">Considering any N-gram policy, we are either considering too less or too much context for specific cases</text:span></text:p>
              </text:list-item>
            </text:list>
            <text:p text:style-name="P12"><text:span text:style-name="T5"/></text:p>
            <text:list text:continue-numbering="true" text:style-name="L5">
              <text:list-item>
                <text:p text:style-name="P12"><text:span text:style-name="T5">In other words, some words require more context as compared to others</text:span></text:p>
              </text:list-item>
            </text:list>
            <text:p text:style-name="P12"><text:span text:style-name="T5"/></text:p>
            <text:list text:continue-numbering="true" text:style-name="L5">
              <text:list-item>
                <text:p text:style-name="P12"><text:span text:style-name="T5">Some words may be two termed e.g., Machine Learning, Artificial Intelligence, language model, battery life, starting time etc.</text:span></text:p>
              </text:list-item>
            </text:list>
            <text:p text:style-name="P8"><text:span text:style-name="T5">May have more termed words as well e.g., natural language processing, human computer interaction, peer to peer communication etc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3. Backoff and Interpolation" draw:style-name="dp5" draw:master-page-name="Title_20_and_20_Content" presentation:presentation-page-layout-name="AL2T11" xml:id="id3" draw:id="id3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3. Backoff and Interpolation</text:span></text:p>
          </draw:text-box>
        </draw:frame>
        <draw:frame draw:name="Content Placeholder 2" presentation:style-name="pr10" draw:text-style-name="P11" draw:layer="layout" svg:width="26.704cm" svg:height="9.997cm" svg:x="1.89cm" svg:y="6.491cm" presentation:class="outline" presentation:user-transformed="true">
          <draw:text-box>
            <text:list text:style-name="L5">
              <text:list-item>
                <text:p text:style-name="P12"><text:span text:style-name="T5">Some times it helps to use </text:span><text:span text:style-name="T9">less</text:span><text:span text:style-name="T5"> context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Condition on less context for contexts you haven’t learned much about </text:span><text:span text:style-name="T10"><text:s/></text:span><text:span text:style-name="T2"><text:s/></text:span>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6">
              <text:list-item>
                <text:p text:style-name="P12"><text:span text:style-name="T5">Backoff: <text:s/></text:span></text:p>
                <text:list>
                  <text:list-item>
                    <text:p text:style-name="P13"><text:span text:style-name="T2">use trigram if you have good evidence, </text:span></text:p>
                  </text:list-item>
                  <text:list-item>
                    <text:p text:style-name="P13"><text:span text:style-name="T2">otherwise bigram, otherwise unigram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off and Interpolation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Backoff and Interpolation</text:span></text:p>
          </draw:text-box>
        </draw:frame>
        <draw:frame draw:name="Content Placeholder 2" presentation:style-name="pr5" draw:text-style-name="P11" draw:layer="layout" svg:width="26.704cm" svg:height="9.997cm" svg:x="1.89cm" svg:y="6.491cm" presentation:class="outline" presentation:user-transformed="true">
          <draw:text-box>
            <text:list text:style-name="L5">
              <text:list-item>
                <text:p text:style-name="P12"><text:span text:style-name="T5">Interpolation: <text:s/>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mix of unigram, bigram, trigram … </text:span></text:p>
                  </text:list-item>
                </text:list>
              </text:list-item>
            </text:list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1">Interpolation works better 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near Interpolation" draw:style-name="dp6" draw:master-page-name="Title_20_and_20_Content" presentation:presentation-page-layout-name="AL2T11" xml:id="id4" draw:id="id4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Linear Interpolation</text:span></text:p>
          </draw:text-box>
        </draw:frame>
        <draw:frame draw:name="Content Placeholder 2" presentation:style-name="pr11" draw:text-style-name="P21" draw:layer="layout" svg:width="26.704cm" svg:height="9.997cm" svg:x="2.032cm" svg:y="7.529cm" presentation:class="outline" presentation:user-transformed="true">
          <draw:text-box>
            <text:list text:style-name="L11">
              <text:list-item>
                <text:p text:style-name="P12"><text:span text:style-name="T8"> </text:span></text:p>
              </text:list-item>
            </text:list>
          </draw:text-box>
        </draw:frame>
        <anim:par smil:dur="indefinite" smil:restart="never"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mbdas Conditional on Context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Lambdas Conditional on Context</text:span></text:p>
          </draw:text-box>
        </draw:frame>
        <draw:frame draw:name="Content Placeholder 2" presentation:style-name="pr5" draw:text-style-name="P11" draw:layer="layout" svg:width="26.704cm" svg:height="9.997cm" svg:x="2.032cm" svg:y="6.35cm" presentation:class="outline" presentation:user-transformed="true">
          <draw:text-box>
            <text:list text:style-name="L5">
              <text:list-header>
                <text:p text:style-name="P12"><text:span text:style-name="T12"/></text:p>
              </text:list-header>
            </text:list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</draw:text-box>
        </draw:frame>
        <draw:frame draw:name="Content Placeholder 2" presentation:style-name="pr12" draw:text-style-name="P22" draw:layer="layout" svg:width="26.704cm" svg:height="9.997cm" svg:x="1.524cm" svg:y="6.767cm" presentation:class="outline" presentation:user-transformed="true">
          <draw:text-box>
            <text:list text:style-name="L11">
              <text:list-item>
                <text:p text:style-name="P12"><text:span text:style-name="T8">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4. Unknown Words: Closed Vocabulary Tasks  " draw:style-name="dp7" draw:master-page-name="Title_20_and_20_Content" presentation:presentation-page-layout-name="AL2T11" xml:id="id5" draw:id="id5">
        <draw:frame draw:name="Title 1" presentation:style-name="pr13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4. Unknown Words: Closed Vocabulary Tasks <text:s/></text:span></text:p>
          </draw:text-box>
        </draw:frame>
        <draw:frame draw:name="Content Placeholder 2" presentation:style-name="pr10" draw:text-style-name="P11" draw:layer="layout" svg:width="26.704cm" svg:height="9.997cm" svg:x="1.89cm" svg:y="6.491cm" presentation:class="outline" presentation:user-transformed="true">
          <draw:text-box>
            <text:list text:style-name="L5">
              <text:list-item>
                <text:p text:style-name="P12"><text:span text:style-name="T5">If we know all the words in advanced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Vocabulary V is fixed </text:span></text:p>
                  </text:list-item>
                  <text:list-item>
                    <text:p text:style-name="P13"><text:span text:style-name="T2">Closed vocabulary task</text:span>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6">
              <text:list-item>
                <text:p text:style-name="P12"><text:span text:style-name="T5">Often we don’t know this </text:span></text:p>
                <text:list>
                  <text:list-item>
                    <text:p text:style-name="P13"><text:span text:style-name="T10">Out Of Vocabulary</text:span><text:span text:style-name="T2"> = OOV words </text:span></text:p>
                  </text:list-item>
                  <text:list-item>
                    <text:p text:style-name="P13"><text:span text:style-name="T2">Open vocabulary task 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anim:par smil:dur="indefinite" smil:restart="never"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en Vocabulary Tasks" draw:style-name="dp1" draw:master-page-name="Title_20_and_20_Content" presentation:presentation-page-layout-name="AL2T11">
        <draw:frame draw:name="Title 5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Open Vocabulary Tasks</text:span></text:p>
          </draw:text-box>
        </draw:frame>
        <draw:frame draw:name="Content Placeholder 3" presentation:style-name="pr10" draw:text-style-name="P11" draw:layer="layout" svg:width="26.704cm" svg:height="9.997cm" svg:x="1.89cm" svg:y="6.491cm" presentation:class="outline" presentation:user-transformed="true">
          <draw:text-box>
            <text:list text:style-name="L5">
              <text:list-item>
                <text:p text:style-name="P12"><text:span text:style-name="T5">Instead: create an unknown word token &lt;UNK&gt;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Training of &lt;UNK&gt; probabilities </text:span></text:p>
                  </text:list-item>
                  <text:list-item>
                    <text:p text:style-name="P13"><text:span text:style-name="T2">Create a fixed lexicon L of size V </text:span></text:p>
                  </text:list-item>
                  <text:list-item>
                    <text:p text:style-name="P13"><text:span text:style-name="T2">At text normalization phase, any training word not in L changed to <text:s/>&lt;UNK&gt; </text:span></text:p>
                  </text:list-item>
                  <text:list-item>
                    <text:p text:style-name="P13"><text:span text:style-name="T2">Now we train its probabilities like a normal word </text:span></text:p>
                  </text:list-item>
                </text:list>
              </text:list-item>
            </text:list>
            <text:p text:style-name="P12"><text:span text:style-name="T5"/></text:p>
            <text:list text:continue-numbering="true" text:style-name="L6">
              <text:list-item>
                <text:p text:style-name="P12"><text:span text:style-name="T5">At decoding time </text:span></text:p>
                <text:list>
                  <text:list-item>
                    <text:p text:style-name="P13"><text:span text:style-name="T2">If text input: Use UNK probabilities for any word not in trai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uge Web-scale N-grams" draw:style-name="dp8" draw:master-page-name="Title_20_and_20_Content" presentation:presentation-page-layout-name="AL2T11" xml:id="id6" draw:id="id6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Huge Web-scale N-grams</text:span></text:p>
          </draw:text-box>
        </draw:frame>
        <draw:frame draw:name="Content Placeholder 2" presentation:style-name="pr10" draw:text-style-name="P11" draw:layer="layout" svg:width="26.704cm" svg:height="9.997cm" svg:x="1.89cm" svg:y="6.491cm" presentation:class="outline" presentation:user-transformed="true">
          <draw:text-box>
            <text:list text:style-name="L5">
              <text:list-item>
                <text:p text:style-name="P12"><text:span text:style-name="T5">How to deal with, e.g., Google N-gram corpus </text:span></text:p>
              </text:list-item>
            </text:list>
            <text:p text:style-name="P12"><text:span text:style-name="T5"/></text:p>
            <text:list text:continue-numbering="true" text:style-name="L5">
              <text:list-item>
                <text:p text:style-name="P12"><text:span text:style-name="T5">Pruning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">Only store N-grams with count &gt; threshold</text:span></text:p>
                  </text:list-item>
                  <text:list-item>
                    <text:p text:style-name="P13"><text:span text:style-name="T2">Remove singletons of higher order n-grams </text:span></text:p>
                  </text:list-item>
                  <text:list-item>
                    <text:p text:style-name="P13"><text:span text:style-name="T2">Entropy based pruning (Helpful in prediction)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fficiency" draw:style-name="dp1" draw:master-page-name="Title_20_and_20_Content" presentation:presentation-page-layout-name="AL2T11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Efficiency</text:span></text:p>
          </draw:text-box>
        </draw:frame>
        <draw:frame draw:name="Content Placeholder 2" presentation:style-name="pr5" draw:text-style-name="P11" draw:layer="layout" svg:width="26.704cm" svg:height="9.997cm" svg:x="1.89cm" svg:y="6.491cm" presentation:class="outline" presentation:user-transformed="true">
          <draw:text-box>
            <text:list text:style-name="L5">
              <text:list-item>
                <text:p text:style-name="P12"><text:span text:style-name="T5">Efficient data structures like trees</text:span></text:p>
              </text:list-item>
              <text:list-item>
                <text:p text:style-name="P12"><text:span text:style-name="T5">Store words as indexes, not strings </text:span></text:p>
              </text:list-item>
              <text:list-item>
                <text:p text:style-name="P12"><text:span text:style-name="T5">Use Huffman coding to fit large numbers of words into two bytes</text:span></text:p>
              </text:list-item>
              <text:list-item>
                <text:p text:style-name="P12"><text:span text:style-name="T5">Bloom filters: approximate language models 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uage Model Applications" draw:style-name="dp9" draw:master-page-name="Title_20_and_20_Content" presentation:presentation-page-layout-name="AL2T11" xml:id="id7" draw:id="id7">
        <draw:frame draw:name="Title 1" presentation:style-name="pr4" draw:text-style-name="P7" draw:layer="layout" svg:width="26.704cm" svg:height="3.002cm" svg:x="1.89cm" svg:y="2.092cm" presentation:class="title" presentation:user-transformed="true">
          <draw:text-box>
            <text:p text:style-name="P6"><text:span text:style-name="T3">Language Model Applications</text:span></text:p>
          </draw:text-box>
        </draw:frame>
        <draw:frame draw:name="Content Placeholder 2" presentation:style-name="pr10" draw:text-style-name="P11" draw:layer="layout" svg:width="26.704cm" svg:height="9.997cm" svg:x="1.89cm" svg:y="6.491cm" presentation:class="outline" presentation:user-transformed="true">
          <draw:text-box>
            <text:p text:style-name="P8"><text:span text:style-name="T5">Has uses in many NLP tasks</text:span></text:p>
            <text:p text:style-name="P8"><text:span text:style-name="T5"/></text:p>
            <text:list text:style-name="L5">
              <text:list-item>
                <text:p text:style-name="P8"><text:span text:style-name="T5">Generating text</text:span></text:p>
              </text:list-item>
            </text:list>
            <text:p text:style-name="P10"><text:span text:style-name="T11">P(. | Machine) = Learning</text:span></text:p>
            <text:list text:style-name="L14">
              <text:list-item>
                <text:p text:style-name="P8"><text:span text:style-name="T5">Speech recognition</text:span><text:span text:style-name="T5"><text:tab/></text:span></text:p>
              </text:list-item>
            </text:list>
            <text:p text:style-name="P10"><text:span text:style-name="T11">P(I saw a van) &gt;&gt; P(eyes awe of an)</text:span></text:p>
            <text:list text:continue-numbering="true" text:style-name="L14">
              <text:list-item>
                <text:p text:style-name="P8"><text:span text:style-name="T5">Machine translation</text:span></text:p>
              </text:list-item>
            </text:list>
            <text:p text:style-name="P10"><text:span text:style-name="T11">P(</text:span><text:span text:style-name="T14">High</text:span><text:span text:style-name="T11"> winds tonight) &gt; P(</text:span><text:span text:style-name="T14">Large</text:span><text:span text:style-name="T11"> winds tonight)</text:span></text:p>
          </draw:text-box>
        </draw:frame>
        <anim:par smil:dur="indefinite" smil:restart="never"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0" draw:master-page-name="Title_20_and_20_Content" presentation:presentation-page-layout-name="AL2T11" xml:id="id8" draw:id="id8">
        <draw:frame draw:name="Title 1" presentation:style-name="pr14" draw:text-style-name="P23" draw:layer="layout" svg:width="26.704cm" svg:height="3.002cm" svg:x="1.89cm" svg:y="2.092cm" presentation:class="title" presentation:placeholder="true" presentation:user-transformed="true">
          <draw:text-box/>
        </draw:frame>
        <draw:frame draw:name="Content Placeholder 2" presentation:style-name="pr5" draw:text-style-name="P11" draw:layer="layout" svg:width="26.704cm" svg:height="9.997cm" svg:x="1.89cm" svg:y="6.491cm" presentation:class="outline" presentation:user-transformed="true">
          <draw:text-box>
            <text:list text:style-name="L15">
              <text:list-item>
                <text:list>
                  <text:list-item>
                    <text:p text:style-name="P13"><text:span text:style-name="T2">Spell correction</text:span></text:p>
                  </text:list-item>
                </text:list>
              </text:list-item>
            </text:list>
            <text:p text:style-name="P20"><text:span text:style-name="T2"><text:tab/></text:span><text:span text:style-name="T2">The office is about 10 </text:span><text:span text:style-name="T10">minuets</text:span><text:span text:style-name="T2"> from my office</text:span></text:p>
            <text:p text:style-name="P20"><text:span text:style-name="T2"><text:tab/></text:span><text:span text:style-name="T2">P(about 10 </text:span><text:span text:style-name="T10">minutes</text:span><text:span text:style-name="T2"> from) &gt; P(about 10 </text:span><text:span text:style-name="T10">minuets</text:span><text:span text:style-name="T2"> from)</text:span></text:p>
            <text:list text:continue-numbering="true" text:style-name="L15">
              <text:list-item>
                <text:list>
                  <text:list-item>
                    <text:p text:style-name="P9"><text:span text:style-name="T2">Parts of speech tagging</text:span></text:p>
                  </text:list-item>
                  <text:list-item>
                    <text:p text:style-name="P9"><text:span text:style-name="T2">Parsing</text:span></text:p>
                  </text:list-item>
                  <text:list-item>
                    <text:p text:style-name="P9"><text:span text:style-name="T2">Information retrieval</text:span></text:p>
                  </text:list-item>
                  <text:list-item>
                    <text:p text:style-name="P9"><text:span text:style-name="T2">Summarizations</text:span></text:p>
                  </text:list-item>
                  <text:list-item>
                    <text:p text:style-name="P9"><text:span text:style-name="T2">Question Answering …</text:span></text:p>
                  </text:list-item>
                </text:list>
              </text:list-item>
            </text:list>
            <text:p text:style-name="P8"><text:span text:style-name="T5"/></text:p>
          </draw:text-box>
        </draw:frame>
        <anim:par smil:dur="indefinite" smil:restart="never"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27e2e" draw:end-color="#d44208" draw:start-intensity="100%" draw:end-intensity="100%" draw:angle="480" draw:border="0%"/>
    <draw:gradient draw:name="msFillGradient_20_2" draw:display-name="msFillGradient 2" draw:style="linear" draw:start-color="#f27e2e" draw:end-color="#d44208" draw:start-intensity="100%" draw:end-intensity="100%" draw:angle="480" draw:border="0%"/>
    <draw:gradient draw:name="msFillGradient_20_3" draw:display-name="msFillGradient 3" draw:style="linear" draw:start-color="#f27e2e" draw:end-color="#d44208" draw:start-intensity="100%" draw:end-intensity="100%" draw:angle="480" draw:border="0%"/>
    <draw:gradient draw:name="msFillGradient_20_4" draw:display-name="msFillGradient 4" draw:style="linear" draw:start-color="#f27e2e" draw:end-color="#d44208" draw:start-intensity="100%" draw:end-intensity="100%" draw:angle="480" draw:border="0%"/>
    <draw:gradient draw:name="msFillGradient_20_5" draw:display-name="msFillGradient 5" draw:style="linear" draw:start-color="#f27e2e" draw:end-color="#d44208" draw:start-intensity="100%" draw:end-intensity="100%" draw:angle="480" draw:border="0%"/>
    <draw:gradient draw:name="msFillGradient_20_6" draw:display-name="msFillGradient 6" draw:style="linear" draw:start-color="#f27e2e" draw:end-color="#d44208" draw:start-intensity="100%" draw:end-intensity="100%" draw:angle="480" draw:border="0%"/>
    <draw:gradient draw:name="msFillGradient_20_7" draw:display-name="msFillGradient 7" draw:style="linear" draw:start-color="#f27e2e" draw:end-color="#d44208" draw:start-intensity="100%" draw:end-intensity="100%" draw:angle="480" draw:border="0%"/>
    <draw:gradient draw:name="msFillGradient_20_8" draw:display-name="msFillGradient 8" draw:style="linear" draw:start-color="#f27e2e" draw:end-color="#d44208" draw:start-intensity="100%" draw:end-intensity="100%" draw:angle="480" draw:border="0%"/>
    <draw:gradient draw:name="msFillGradient_20_9" draw:display-name="msFillGradient 9" draw:style="linear" draw:start-color="#f27e2e" draw:end-color="#d44208" draw:start-intensity="100%" draw:end-intensity="100%" draw:angle="480" draw:border="0%"/>
    <draw:fill-image draw:name="msFillBitmap_20_1" draw:display-name="msFillBitmap 1" xlink:href="Pictures/10000201000003F0000000F8157D97A2C1EF738D.png" xlink:type="simple" xlink:show="embed" xlink:actuate="onLoad"/>
    <draw:fill-image draw:name="msFillBitmap_20_2" draw:display-name="msFillBitmap 2" xlink:href="Pictures/1000020100000690000002ECD109220C398BA01A.png" xlink:type="simple" xlink:show="embed" xlink:actuate="onLoad"/>
    <draw:fill-image draw:name="msFillBitmap_20_3" draw:display-name="msFillBitmap 3" xlink:href="Pictures/10000201000006520000025D63E064875F5B0EB1.png" xlink:type="simple" xlink:show="embed" xlink:actuate="onLoad"/>
    <draw:fill-image draw:name="msFillBitmap_20_4" draw:display-name="msFillBitmap 4" xlink:href="Pictures/10000201000006390000025D47485866BE2EF51F.png" xlink:type="simple" xlink:show="embed" xlink:actuate="onLoad"/>
    <draw:fill-image draw:name="msFillBitmap_20_5" draw:display-name="msFillBitmap 5" xlink:href="Pictures/10000201000006370000025DDB17492C0EF4BBF2.png" xlink:type="simple" xlink:show="embed" xlink:actuate="onLoad"/>
    <draw:fill-image draw:name="msFillBitmap_20_6" draw:display-name="msFillBitmap 6" xlink:href="Pictures/1000020100000647000002725EA58A4564A77B1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f094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62626"/>
      <style:paragraph-properties fo:text-align="start"/>
      <style:text-properties fo:font-size="18pt"/>
    </style:style>
    <style:style style:name="MP7" style:family="paragraph">
      <loext:graphic-properties draw:fill="solid" draw:fill-color="#f0941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end" style:punctuation-wrap="hanging" style:writing-mode="lr-tb"/>
      <style:text-properties fo:font-size="54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36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6" draw:style-name="Mgr3" draw:text-style-name="MP5" draw:layer="backgroundobjects" svg:width="24.91cm" svg:height="0.766cm" svg:x="0cm" svg:y="11.786cm">
        <draw:image xlink:href="Pictures/10000201000005960000002CBAD547966481FA43.png" xlink:type="simple" xlink:show="embed" xlink:actuate="onLoad">
          <text:p/>
        </draw:image>
      </draw:frame>
      <draw:frame draw:name="Picture 7" draw:style-name="Mgr3" draw:text-style-name="MP5" draw:layer="backgroundobjects" svg:width="8.547cm" svg:height="0.768cm" svg:x="25.31cm" svg:y="11.788cm">
        <draw:image xlink:href="Pictures/10000201000001F40000002D10D97C3F01459BAF.png" xlink:type="simple" xlink:show="embed" xlink:actuate="onLoad">
          <text:p/>
        </draw:image>
      </draw:frame>
      <draw:custom-shape draw:name="Rectangle 8" draw:style-name="Mgr4" draw:text-style-name="MP6" draw:layer="backgroundobjects" svg:width="24.91cm" svg:height="4.611cm" svg:x="0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5" draw:text-style-name="MP7" draw:layer="backgroundobjects" svg:width="8.547cm" svg:height="4.611cm" svg:x="25.31cm" svg:y="7.1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2.622cm" svg:height="3.813cm" svg:x="1.89cm" svg:y="7.594cm" presentation:class="title" presentation:user-transformed="true">
        <draw:text-box>
          <text:p text:style-name="MP8"><text:span text:style-name="MT1">Click to edit Master title style</text:span></text:p>
        </draw:text-box>
      </draw:frame>
      <draw:frame draw:name="Date Placeholder 3" presentation:style-name="Mpr2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0-02-26">2/26/20</text:date></text:span></text:p>
        </draw:text-box>
      </draw:frame>
      <draw:frame draw:name="Footer Placeholder 4" presentation:style-name="Mpr2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254cm" svg:height="3.767cm" svg:x="25.709cm" svg:y="7.64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5" draw:layer="backgroundobjects" svg:width="33.866cm" svg:height="19.049cm" svg:x="0cm" svg:y="0cm">
        <draw:image xlink:href="Pictures/100002010000078000000438D46B0BC27C5F823D.png" xlink:type="simple" xlink:show="embed" xlink:actuate="onLoad">
          <text:p/>
        </draw:image>
      </draw:frame>
      <draw:frame draw:name="Picture 14" draw:style-name="Mgr3" draw:text-style-name="MP5" draw:layer="backgroundobjects" svg:width="28.993cm" svg:height="0.891cm" svg:x="0cm" svg:y="5.473cm">
        <draw:image xlink:href="Pictures/10000201000005960000002CBAD547966481FA43.png" xlink:type="simple" xlink:show="embed" xlink:actuate="onLoad">
          <text:p/>
        </draw:image>
      </draw:frame>
      <draw:frame draw:name="Picture 15" draw:style-name="Mgr3" draw:text-style-name="MP5" draw:layer="backgroundobjects" svg:width="4.452cm" svg:height="0.4cm" svg:x="29.405cm" svg:y="5.476cm">
        <draw:image xlink:href="Pictures/10000201000001F40000002D10D97C3F01459BAF.png" xlink:type="simple" xlink:show="embed" xlink:actuate="onLoad">
          <text:p/>
        </draw:image>
      </draw:frame>
      <draw:custom-shape draw:name="Rectangle 16" draw:style-name="Mgr4" draw:text-style-name="MP6" draw:layer="backgroundobjects" svg:width="28.993cm" svg:height="3.8cm" svg:x="0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5" draw:text-style-name="MP7" draw:layer="backgroundobjects" svg:width="4.452cm" svg:height="3.8cm" svg:x="29.405cm" svg:y="1.69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5" draw:layer="backgroundobjects" svg:width="26.704cm" svg:height="3.002cm" svg:x="1.89cm" svg:y="2.092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ontent Placeholder 2" presentation:style-name="Mpr6" draw:text-style-name="MP18" draw:layer="backgroundobjects" svg:width="26.704cm" svg:height="9.997cm" svg:x="1.89cm" svg:y="6.491cm" presentation:class="outline" presentation:user-transformed="true">
        <draw:text-box>
          <text:list text:style-name="ML5">
            <text:list-item>
              <text:p text:style-name="MP16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0.975cm" svg:y="16.489cm" presentation:class="date-time" presentation:user-transformed="true">
        <draw:text-box>
          <text:p text:style-name="MP10"><text:span text:style-name="MT2"><text:date style:data-style-name="D1" text:date-value="2020-02-26">2/26/20</text:date></text:span></text:p>
        </draw:text-box>
      </draw:frame>
      <draw:frame draw:name="Footer Placeholder 4" presentation:style-name="Mpr7" draw:text-style-name="MP11" draw:layer="backgroundobjects" svg:width="19.084cm" svg:height="1.013cm" svg:x="1.89cm" svg:y="16.489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205cm" svg:height="3.029cm" svg:x="29.804cm" svg:y="2.09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atural Language Processing (NLP)</dc:title>
    <meta:initial-creator>taimoorkhan003@outlook.com</meta:initial-creator>
    <meta:editing-cycles>43</meta:editing-cycles>
    <meta:creation-date>2019-02-11T14:06:44</meta:creation-date>
    <dc:date>2020-02-26T11:31:44.874262095</dc:date>
    <meta:editing-duration>PT4H44M57S</meta:editing-duration>
    <meta:generator>LibreOffice/6.0.7.3$Linux_X86_64 LibreOffice_project/00m0$Build-3</meta:generator>
    <meta:document-statistic meta:object-count="11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</office:meta>
</office:document-meta>
</file>